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2d9a9" officeooo:paragraph-rsid="0012d9a9"/>
    </style:style>
    <style:style style:name="P2" style:family="paragraph" style:parent-style-name="Standard">
      <style:text-properties officeooo:rsid="0012d9a9" officeooo:paragraph-rsid="0012d9a9"/>
    </style:style>
    <style:style style:name="P3" style:family="paragraph" style:parent-style-name="Standard">
      <style:paragraph-properties fo:line-height="150%"/>
      <style:text-properties fo:font-size="12pt" officeooo:rsid="0012d9a9" officeooo:paragraph-rsid="0012d9a9" style:font-size-asian="12pt" style:font-size-complex="12pt"/>
    </style:style>
    <style:style style:name="P4" style:family="paragraph" style:parent-style-name="Text_20_body">
      <style:paragraph-properties fo:line-height="150%"/>
      <style:text-properties fo:font-size="12pt" officeooo:rsid="0012d9a9" officeooo:paragraph-rsid="0012d9a9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6" style:family="paragraph" style:parent-style-name="Text_20_body">
      <style:paragraph-properties fo:line-height="150%"/>
      <style:text-properties fo:font-size="12pt" style:font-size-asian="12pt" style:font-size-complex="12pt"/>
    </style:style>
    <style:style style:name="P7" style:family="paragraph" style:parent-style-name="Text_20_body">
      <style:paragraph-properties fo:line-height="150%"/>
      <style:text-properties fo:font-size="12pt" officeooo:paragraph-rsid="0012d9a9" style:font-size-asian="12pt" style:font-size-complex="12pt"/>
    </style:style>
    <style:style style:name="P8" style:family="paragraph" style:parent-style-name="Text_20_body">
      <style:paragraph-properties fo:line-height="150%"/>
      <style:text-properties fo:font-size="12pt" style:font-size-asian="12pt" style:font-size-complex="12pt"/>
    </style:style>
    <style:style style:name="P9" style:family="paragraph" style:parent-style-name="Text_20_body">
      <style:paragraph-properties fo:line-height="150%"/>
      <style:text-properties fo:font-size="12pt" officeooo:paragraph-rsid="00147941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fying Gravity</text:h>
      <text:p text:style-name="P2"/>
      <text:section text:style-name="Sect1" text:name="Seção1">
        <text:p text:style-name="P3">Something has changed within me...</text:p>
        <text:p text:style-name="P5">Something is not the same...</text:p>
        <text:p text:style-name="P5">I'm through with playing by the rules</text:p>
        <text:p text:style-name="P5">Of someone else's game...</text:p>
        <text:p text:style-name="P5"/>
        <text:p text:style-name="P5">Too late for second-guessing,</text:p>
        <text:p text:style-name="P5">Too late to go back to sleep!</text:p>
        <text:p text:style-name="P5">It's time to trust my instincts,</text:p>
        <text:p text:style-name="P5">Close my eyes...</text:p>
        <text:p text:style-name="P5">...And leap!</text:p>
        <text:p text:style-name="P5"/>
        <text:p text:style-name="P5"/>
        <text:p text:style-name="P5">It's time to try defying gravity...</text:p>
        <text:p text:style-name="P5">I think I'll try defying gravity,</text:p>
        <text:p text:style-name="P5"/>
        <text:p text:style-name="P5">And you won't bring me down...</text:p>
        <text:p text:style-name="P5"/>
        <text:p text:style-name="P5">I'm through accepting limits</text:p>
        <text:p text:style-name="P5">'Cause someone says they're so!</text:p>
        <text:p text:style-name="P5">Some things I cannot change,</text:p>
        <text:p text:style-name="P5">But 'til I try, I'll never know!</text:p>
        <text:p text:style-name="P5"/>
        <text:p text:style-name="P5">Too long I've been afraid of</text:p>
        <text:p text:style-name="P5">Losing love I guess I've lost!</text:p>
        <text:p text:style-name="P5">Well, if that's love</text:p>
        <text:p text:style-name="P5">It comes at much too high a cost!</text:p>
        <text:p text:style-name="P5"/>
        <text:p text:style-name="P5"/>
        <text:p text:style-name="P5">I'd sooner buy defying gravity...</text:p>
        <text:p text:style-name="P5">Kiss me goodbye!</text:p>
        <text:p text:style-name="P5">I'm defying gravity,</text:p>
        <text:p text:style-name="P5"/>
        <text:p text:style-name="P5">And you can't pull me down...</text:p>
        <text:p text:style-name="P5">Unlimited...</text:p>
        <text:p text:style-name="P4">Together we're unlimited<text:line-break/>Together we'll be the greatest team there's ever been, Glinda<text:line-break/>Dreams the way we planned 'em</text:p>
        <text:p text:style-name="P9"><text:line-break/>If we work in tandem</text:p>
        <text:p text:style-name="P7"><text:line-break/>There's no fight we cannot win<text:line-break/>Just you and I defying gravity<text:line-break/>With you and I defying gravity</text:p>
        <text:p text:style-name="P6"><text:line-break/>They'll never bring us down<text:line-break/>Well, are you coming?</text:p>
        <text:p text:style-name="P6"><text:line-break/>So if you care to find me<text:line-break/>Look to the western sky<text:line-break/>As someone told me lately<text:line-break/>Everyone deserves the chance to fly<text:line-break/>And if I'm flying solo<text:line-break/>At least I'm flying free<text:line-break/>To those who'd ground me<text:line-break/>Take a message back from me</text:p>
        <text:p text:style-name="P6">Tell them how I am defying gravity<text:line-break/>I'm flying high, defying gravity<text:line-break/>And soon I'll match them in renown<text:line-break/>And nobody in all of Oz<text:line-break/>No wizard that there is or was<text:line-break/>Is ever gonna bring me down</text:p>
        <text:p text:style-name="P6"/>
        <text:p text:style-name="P6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7cm" fo:margin-bottom="2cm" fo:margin-left="0.963cm" fo:margin-right="1.1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8:48:02.889731075</meta:creation-date>
    <dc:date>2025-03-20T11:42:04.788525060</dc:date>
    <meta:editing-duration>PT8M3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2" meta:word-count="259" meta:character-count="1373" meta:non-whitespace-character-count="1142"/>
  </office:meta>
</office:document-meta>
</file>